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opacity="15%" draw:textarea-horizontal-align="justify" draw:textarea-vertical-align="top" draw:auto-grow-height="false" fo:min-height="0.3cm" fo:min-width="1.606cm"/>
      <style:paragraph-properties style:writing-mode="lr-tb"/>
    </style:style>
    <style:style style:name="gr2" style:family="graphic" style:parent-style-name="standard">
      <style:graphic-properties svg:stroke-color="#000000" draw:fill-color="#ffffff" draw:opacity="15%" draw:textarea-horizontal-align="justify" draw:textarea-vertical-align="top" draw:auto-grow-height="false" fo:min-height="0.3cm" fo:min-width="1.619cm"/>
      <style:paragraph-properties style:writing-mode="lr-tb"/>
    </style:style>
    <style:style style:name="gr3" style:family="graphic" style:parent-style-name="standard">
      <style:graphic-properties svg:stroke-color="#000000" draw:fill-color="#ffffff" draw:opacity="15%" draw:textarea-horizontal-align="justify" draw:textarea-vertical-align="top" draw:auto-grow-height="false" fo:min-height="0.3cm" fo:min-width="1.607cm"/>
      <style:paragraph-properties style:writing-mode="lr-tb"/>
    </style:style>
    <style:style style:name="gr4" style:family="graphic" style:parent-style-name="Object_20_without_20_fill_5f_2_5f_2_5f_1">
      <style:graphic-properties svg:stroke-width="0.1cm" svg:stroke-color="#808080" draw:marker-start="Rounded_20_short_20_Arrow" draw:marker-start-width="0.341cm" draw:marker-end="Rounded_20_short_20_Arrow" draw:marker-end-width="0.281cm" draw:fill="none" draw:opacity="100%" draw:textarea-vertical-align="middle" fo:padding-top="0.174cm" fo:padding-bottom="0.174cm" fo:padding-left="0.299cm" fo:padding-right="0.299cm" draw:shadow="hidden" draw:shadow-offset-x="0.071cm" draw:shadow-offset-y="0.071cm" draw:shadow-opacity="43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00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233cm"/>
      <style:paragraph-properties style:writing-mode="lr-tb"/>
    </style:style>
    <style:style style:name="gr7" style:family="graphic" style:parent-style-name="standard">
      <style:graphic-properties svg:stroke-color="#000000" draw:fill-color="#808080" draw:textarea-horizontal-align="justify" draw:textarea-vertical-align="middle" draw:auto-grow-height="false" fo:min-height="0.654cm" fo:min-width="1.404cm" draw:shadow="visible" draw:shadow-offset-x="0.035cm" draw:shadow-offset-y="0.035cm" draw:shadow-opacity="50%" loext:shadow-blur="0.17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937cm"/>
      <style:paragraph-properties style:writing-mode="lr-tb"/>
    </style:style>
    <style:style style:name="P1" style:family="paragraph">
      <style:paragraph-properties fo:text-align="center" style:writing-mode="lr-tb"/>
      <style:text-properties fo:font-size="11pt" fo:font-style="normal" style:font-size-asian="11pt" style:font-style-asian="normal" style:font-size-complex="11pt" style:font-style-complex="normal"/>
    </style:style>
    <style:style style:name="P2" style:family="paragraph">
      <loext:graphic-properties draw:fill-color="#ffffff" draw:opacity="15%"/>
      <style:paragraph-properties fo:text-align="center" style:writing-mode="lr-tb"/>
      <style:text-properties fo:font-size="11pt" fo:font-style="normal" style:font-size-asian="11pt" style:font-style-asian="normal" style:font-size-complex="11pt" style:font-style-complex="normal"/>
    </style:style>
    <style:style style:name="P3" style:family="paragraph">
      <loext:graphic-properties draw:fill="none" draw:opacity="100%"/>
      <style:paragraph-properties fo:text-align="center"/>
      <style:text-properties fo:font-size="11pt"/>
    </style:style>
    <style:style style:name="P4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5" style:family="paragraph"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6" style:family="paragraph">
      <loext:graphic-properties draw:fill-color="#808080"/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1pt" fo:background-color="#ffffff" style:font-size-asian="11pt" style:font-size-complex="11pt"/>
    </style:style>
    <style:style style:name="T1" style:family="text">
      <style:text-properties fo:font-size="11pt" fo:font-style="normal" style:font-size-asian="11pt" style:font-style-asian="normal" style:font-size-complex="11pt" style:font-style-complex="normal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background-color="#ffffff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06cm" svg:height="0.55cm" svg:x="1.007cm" svg:y="8.952cm">
          <text:p text:style-name="P1"><text:span text:style-name="T1">Embo</text:span><text:span text:style-name="T1">die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19cm" svg:height="0.55cm" svg:x="3.113cm" svg:y="8.952cm">
          <text:p text:style-name="P1"><text:span text:style-name="T1">Analo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06cm" svg:height="0.55cm" svg:x="5.232cm" svg:y="8.952cm">
          <text:p text:style-name="P1"><text:span text:style-name="T1">Digita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07cm" svg:height="0.55cm" svg:x="7.338cm" svg:y="8.952cm">
          <text:p text:style-name="P1"><text:span text:style-name="T1">Virtua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19cm" svg:height="0.55cm" svg:x="9.445cm" svg:y="8.952cm">
          <text:p text:style-name="P1"><text:span text:style-name="T1">Autom</text:span><text:span text:style-name="T1">at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06cm" svg:height="0.55cm" svg:x="11.564cm" svg:y="8.952cm">
          <text:p text:style-name="P1"><text:span text:style-name="T1">Conce</text:span><text:span text:style-name="T1">ptual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0.551cm" svg:y1="8.902cm" svg:x2="14.051cm" svg:y2="8.907cm" svg:d="M551 8902l13500 5" svg:viewBox="0 0 13501 6">
          <text:p/>
        </draw:connector>
        <draw:frame draw:style-name="gr5" draw:text-style-name="P4" draw:layer="layout" svg:width="1.503cm" svg:height="0.683cm" svg:x="0.733cm" svg:y="8.257cm">
          <draw:text-box>
            <text:p><text:span text:style-name="T2">Tight</text:span></text:p>
          </draw:text-box>
        </draw:frame>
        <draw:frame draw:style-name="gr6" draw:text-style-name="P4" draw:layer="layout" svg:width="1.733cm" svg:height="0.683cm" svg:x="12.421cm" svg:y="8.257cm">
          <draw:text-box>
            <text:p><text:span text:style-name="T2">Loose</text:span></text:p>
          </draw:text-box>
        </draw:frame>
        <draw:custom-shape draw:style-name="gr7" draw:text-style-name="P6" draw:layer="layout" svg:width="2cm" svg:height="1cm" svg:x="1.051cm" svg:y="9.902cm">
          <text:p text:style-name="P5"><text:span text:style-name="T2">Crackle-</text:span></text:p>
          <text:p text:style-name="P5"><text:span text:style-name="T2">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2cm" svg:height="1cm" svg:x="7.411cm" svg:y="9.902cm">
          <text:p text:style-name="P5"><text:span text:style-name="T2">Ocari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2cm" svg:height="1cm" svg:x="11.651cm" svg:y="9.902cm">
          <text:p text:style-name="P5"><text:span text:style-name="T2">Imaginar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2cm" svg:height="1cm" svg:x="9.531cm" svg:y="9.902cm">
          <text:p text:style-name="P5"><text:span text:style-name="T2">Media </text:span></text:p>
          <text:p text:style-name="P5"><text:span text:style-name="T2">p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2cm" svg:height="1cm" svg:x="5.291cm" svg:y="9.902cm">
          <text:p text:style-name="P5"><text:span text:style-name="T2">Digital </text:span></text:p>
          <text:p text:style-name="P5"><text:span text:style-name="T2">pia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2cm" svg:height="1cm" svg:x="3.171cm" svg:y="9.902cm">
          <text:p text:style-name="P5"><text:span text:style-name="T2">Electric </text:span></text:p>
          <text:p text:style-name="P5"><text:span text:style-name="T2">pia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draw:layer="layout" svg:width="5.437cm" svg:height="0.683cm" svg:x="4.726cm" svg:y="8.257cm">
          <draw:text-box>
            <text:p text:style-name="P7"><text:span text:style-name="T3">Action-sound separa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2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" style:display-name="Object without fill_1_1_2" style:family="graphic" style:parent-style-name="Default_5f_1_5f_1_5f_2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3">
      <style:graphic-properties svg:stroke-color="#000000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" style:display-name="Object without fill_1_1_1_1" style:family="graphic" style:parent-style-name="Default_5f_1_5f_1_5f_1_5f_1">
      <style:graphic-properties svg:stroke-color="#000000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3_5f_1">
      <style:graphic-properties svg:stroke-color="#000000" draw:fill="none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4" style:display-name="Default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" style:display-name="Default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" style:display-name="Object without fill_2_2" style:family="graphic" style:parent-style-name="Default_5f_2_5f_4">
      <style:graphic-properties svg:stroke-color="#000000" draw:fill="none"/>
    </style:style>
    <style:style style:name="Default_5f_2_5f_4_5f_1" style:display-name="Default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" style:display-name="Default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" style:display-name="Object without fill_2_2_1" style:family="graphic" style:parent-style-name="Default_5f_2_5f_4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5T09:17:04.535693870</meta:creation-date>
    <dc:date>2021-08-13T19:46:18.707540388</dc:date>
    <meta:editing-duration>PT5H15M</meta:editing-duration>
    <meta:editing-cycles>82</meta:editing-cycles>
    <meta:generator>LibreOffice/7.1.4.2$Linux_X86_64 LibreOffice_project/10$Build-2</meta:generator>
    <dc:creator>Alexander Refsum Jensenius</dc:creator>
    <meta:document-statistic meta:object-count="16"/>
  </office:meta>
</office:document-meta>
</file>